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HK" svg:font-family="'AR PL UKai HK'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Mono" svg:font-family="'Google Sans Mono', 'Roboto Mono', 'Source Code Pro', Menlo, 'Bitstream Vera Sans Mono', 'DejaVu Sans Mono', Monaco, Consolas, monospac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Faker" style:family="table">
      <style:table-properties style:width="17cm" table:align="margins" style:writing-mode="lr-tb"/>
    </style:style>
    <style:style style:name="Faker.A" style:family="table-column">
      <style:table-column-properties style:column-width="17cm" style:rel-column-width="65534*"/>
    </style:style>
    <style:style style:name="Faker.A1" style:family="table-cell">
      <style:table-cell-properties fo:padding="0cm" fo:border="none" style:writing-mode="page"/>
    </style:style>
    <style:style style:name="Timeago" style:family="table">
      <style:table-properties style:width="17cm" table:align="margins" style:writing-mode="lr-tb"/>
    </style:style>
    <style:style style:name="Timeago.A" style:family="table-column">
      <style:table-column-properties style:column-width="17cm" style:rel-column-width="65535*"/>
    </style:style>
    <style:style style:name="Timeago.A1" style:family="table-cell">
      <style:table-cell-properties style:writing-mode="page"/>
    </style:style>
    <style:style style:name="P1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20%" fo:orphans="2" fo:widows="2" fo:background-color="#f6f8fa" fo:padding="0cm" fo:border="none"/>
    </style:style>
    <style:style style:name="P2" style:family="paragraph" style:parent-style-name="Preformatted_20_Text"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20%" fo:orphans="2" fo:widows="2" fo:background-color="#f6f8fa" fo:padding="0cm" fo:border="none"/>
      <style:text-properties style:font-name="JetBrains Mono" fo:font-size="11pt" fo:background-color="transparent" style:font-size-asian="11pt" style:font-size-complex="11pt"/>
    </style:style>
    <style:style style:name="P4" style:family="paragraph" style:parent-style-name="Standard">
      <style:paragraph-properties fo:line-height="100%" style:writing-mode="lr-tb"/>
      <style:text-properties fo:font-size="14pt" fo:font-weight="normal" officeooo:rsid="000ced3e" officeooo:paragraph-rsid="000ced3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style:writing-mode="lr-tb"/>
      <style:text-properties style:font-name="Liberation Serif" fo:font-size="14pt" fo:font-weight="normal" officeooo:rsid="000ffd8b" officeooo:paragraph-rsid="000ffd8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style:writing-mode="lr-tb"/>
      <style:text-properties style:font-name="JetBrains Mono" fo:font-size="14pt" fo:font-weight="normal" officeooo:rsid="000ced3e" officeooo:paragraph-rsid="000ced3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15%" style:writing-mode="lr-tb"/>
      <style:text-properties style:font-name="JetBrains Mono" fo:font-size="14pt" fo:font-weight="normal" officeooo:rsid="000ffd8b" officeooo:paragraph-rsid="000ffd8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style:writing-mode="lr-tb"/>
      <style:text-properties style:font-name="JetBrains Mono" fo:font-size="14pt" fo:font-weight="normal" officeooo:rsid="000ffd8b" officeooo:paragraph-rsid="000ffd8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 style:writing-mode="lr-tb"/>
      <style:text-properties style:font-name="JetBrains Mono" fo:font-size="14pt" fo:font-weight="normal" officeooo:rsid="000f7b0c" officeooo:paragraph-rsid="000f7b0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style:writing-mode="lr-tb"/>
      <style:text-properties style:font-name="JetBrains Mono" fo:font-size="14pt" fo:font-weight="normal" officeooo:rsid="000f7b0c" officeooo:paragraph-rsid="000f7b0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 style:writing-mode="lr-tb"/>
      <style:text-properties style:font-name="JetBrains Mono" fo:font-size="14pt" fo:font-weight="normal" officeooo:rsid="000ced3e" officeooo:paragraph-rsid="000ced3e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00%" style:writing-mode="lr-tb"/>
      <style:text-properties style:font-name="JetBrains Mono" fo:font-size="14pt" fo:font-weight="normal" officeooo:rsid="000e347d" officeooo:paragraph-rsid="000e347d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style:writing-mode="lr-tb"/>
      <style:text-properties style:font-name="JetBrains Mono" fo:font-size="14pt" fo:font-weight="normal" officeooo:paragraph-rsid="000ffd8b"/>
    </style:style>
    <style:style style:name="P14" style:family="paragraph" style:parent-style-name="Standard">
      <style:paragraph-properties fo:line-height="100%"/>
      <style:text-properties style:font-name="JetBrains Mono" fo:font-size="11pt" fo:font-weight="normal" officeooo:rsid="000caa53" officeooo:paragraph-rsid="000caa5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00%" style:writing-mode="lr-tb"/>
      <style:text-properties style:font-name="JetBrains Mono" fo:font-size="11pt" fo:font-weight="normal" officeooo:rsid="000ced3e" officeooo:paragraph-rsid="000ffd8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 style:writing-mode="lr-tb"/>
      <style:text-properties style:font-name="JetBrains Mono" fo:font-size="11pt" fo:font-weight="normal" officeooo:paragraph-rsid="000ffd8b" style:font-size-asian="11pt" style:font-size-complex="11pt"/>
    </style:style>
    <style:style style:name="P17" style:family="paragraph" style:parent-style-name="Standard" style:list-style-name="L1">
      <style:paragraph-properties fo:line-height="150%" style:writing-mode="lr-tb"/>
      <style:text-properties style:font-name="JetBrains Mono" fo:font-size="12pt" fo:font-weight="bold" officeooo:rsid="000f7b0c" officeooo:paragraph-rsid="000f7b0c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50%" style:writing-mode="lr-tb"/>
      <style:text-properties style:font-name="JetBrains Mono" fo:font-size="12pt" fo:font-weight="bold" officeooo:rsid="000ced3e" officeooo:paragraph-rsid="000ced3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style:font-name="JetBrains Mono" fo:font-size="16pt" fo:font-weight="bold" officeooo:rsid="000bc25e" officeooo:paragraph-rsid="000bc25e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JetBrains Mono1" fo:font-size="11pt" fo:font-style="normal" style:font-size-asian="11pt" style:font-style-asian="normal"/>
    </style:style>
    <style:style style:name="T2" style:family="text">
      <style:text-properties fo:color="#000000" loext:opacity="100%" style:font-name="JetBrains Mono1" fo:font-size="11pt" fo:font-style="normal" officeooo:rsid="000da431" style:font-size-asian="11pt" style:font-style-asian="normal"/>
    </style:style>
    <style:style style:name="T3" style:family="text">
      <style:text-properties fo:color="#000000" loext:opacity="100%" style:font-name="JetBrains Mono1" fo:font-size="11pt" fo:font-style="normal" officeooo:rsid="000ffd8b" style:font-size-asian="11pt" style:font-style-asian="normal" style:font-weight-asian="normal" style:font-size-complex="14pt" style:font-weight-complex="normal"/>
    </style:style>
    <style:style style:name="T4" style:family="text">
      <style:text-properties fo:color="#000000" loext:opacity="100%" style:font-name="JetBrains Mono1" fo:font-size="11pt" fo:font-style="normal" officeooo:rsid="000ffd8b" style:font-size-asian="11pt" style:font-style-asian="normal" style:font-weight-asian="normal" style:font-weight-complex="normal"/>
    </style:style>
    <style:style style:name="T5" style:family="text">
      <style:text-properties fo:color="#000000" loext:opacity="100%" style:font-name="JetBrains Mono1" fo:font-size="11pt" fo:font-style="normal" officeooo:rsid="000ffd8b" style:font-size-asian="11pt" style:font-style-asian="normal"/>
    </style:style>
    <style:style style:name="T6" style:family="text">
      <style:text-properties fo:color="#000000" loext:opacity="100%" style:font-name="JetBrains Mono1" fo:font-style="normal" officeooo:rsid="000ffd8b" style:font-style-asian="normal" style:font-weight-asian="normal" style:font-weight-complex="normal"/>
    </style:style>
    <style:style style:name="T7" style:family="text">
      <style:text-properties fo:color="#000000" loext:opacity="100%" fo:font-style="normal" style:font-style-asian="normal"/>
    </style:style>
    <style:style style:name="T8" style:family="text">
      <style:text-properties fo:color="#000000" loext:opacity="100%" fo:font-style="normal" officeooo:rsid="000ffd8b" style:font-style-asian="normal"/>
    </style:style>
    <style:style style:name="T9" style:family="text">
      <style:text-properties fo:color="#000000" loext:opacity="100%" fo:font-style="normal" officeooo:rsid="000ffd8b" style:font-style-asian="normal" style:font-weight-asian="normal" style:font-weight-complex="normal"/>
    </style:style>
    <style:style style:name="T10" style:family="text">
      <style:text-properties fo:color="#000000" loext:opacity="100%" fo:font-size="11pt" fo:font-style="normal" style:font-size-asian="11pt" style:font-style-asian="normal"/>
    </style:style>
    <style:style style:name="T11" style:family="text">
      <style:text-properties fo:color="#000000" loext:opacity="100%" fo:font-size="11pt" fo:font-style="normal" officeooo:rsid="000da431" style:font-size-asian="11pt" style:font-style-asian="normal"/>
    </style:style>
    <style:style style:name="T12" style:family="text">
      <style:text-properties fo:color="#000000" loext:opacity="100%" fo:font-size="11pt" fo:font-style="normal" officeooo:rsid="000ffd8b" style:font-size-asian="11pt" style:font-style-asian="normal" style:font-weight-asian="normal" style:font-size-complex="14pt" style:font-weight-complex="normal"/>
    </style:style>
    <style:style style:name="T13" style:family="text">
      <style:text-properties fo:font-variant="normal" fo:text-transform="none" fo:color="#333333" loext:opacity="100%" fo:font-size="11pt" fo:letter-spacing="normal" fo:font-style="normal" fo:font-weight="bold" fo:background-color="transparent" loext:char-shading-value="0" style:font-size-asian="11pt" style:font-size-complex="11pt" loext:padding="0cm" loext:border="none"/>
    </style:style>
    <style:style style:name="T14" style:family="text">
      <style:text-properties fo:font-variant="normal" fo:text-transform="none" fo:color="#333333" loext:opacity="100%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5" style:family="text">
      <style:text-properties fo:font-variant="normal" fo:text-transform="none" fo:color="#333333" loext:opacity="100%" fo:font-size="11pt" fo:letter-spacing="normal" fo:background-color="transparent" loext:char-shading-value="0" style:font-size-asian="11pt" style:font-size-complex="11pt" loext:padding="0cm" loext:border="none"/>
    </style:style>
    <style:style style:name="T16" style:family="text">
      <style:text-properties fo:font-variant="normal" fo:text-transform="none" fo:color="#333333" loext:opacity="100%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loext:opacity="100%" style:font-name="Google Sans Mono" fo:font-size="9.7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333333" loext:opacity="100%" style:font-name="Google Sans Mono" fo:font-size="9.75pt" fo:letter-spacing="normal" fo:font-style="normal" fo:font-weight="bold" fo:background-color="transparent" loext:char-shading-value="0" loext:padding="0cm" loext:border="none"/>
    </style:style>
    <style:style style:name="T19" style:family="text">
      <style:text-properties fo:font-variant="normal" fo:text-transform="none" fo:color="#333333" loext:opacity="100%" fo:font-size="9.75pt" fo:letter-spacing="normal" fo:font-style="normal" fo:font-weight="bold" fo:background-color="transparent" loext:char-shading-value="0" loext:padding="0cm" loext:border="none"/>
    </style:style>
    <style:style style:name="T20" style:family="text">
      <style:text-properties fo:font-variant="normal" fo:text-transform="none" fo:color="#333333" loext:opacity="100%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333333" loext:opacity="100%" style:font-name="JetBrains Mono" fo:font-size="9.75pt" fo:letter-spacing="normal" fo:font-style="normal" fo:font-weight="bold" fo:background-color="transparent" loext:char-shading-value="0" loext:padding="0cm" loext:border="none"/>
    </style:style>
    <style:style style:name="T22" style:family="text">
      <style:text-properties fo:font-variant="normal" fo:text-transform="none" fo:color="#333333" loext:opacity="100%" style:font-name="JetBrains Mono" fo:font-size="9.7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333333" loext:opacity="100%" style:font-name="JetBrains Mono" fo:letter-spacing="normal" fo:background-color="transparent" loext:char-shading-value="0" loext:padding="0cm" loext:border="none"/>
    </style:style>
    <style:style style:name="T24" style:family="text">
      <style:text-properties fo:font-variant="normal" fo:text-transform="none" fo:color="#333333" loext:opacity="100%" style:font-name="JetBrains Mono" fo:letter-spacing="normal" fo:font-style="normal" fo:font-weight="bold" fo:background-color="transparent" loext:char-shading-value="0" loext:padding="0cm" loext:border="none"/>
    </style:style>
    <style:style style:name="T25" style:family="text">
      <style:text-properties fo:font-variant="normal" fo:text-transform="none" fo:color="#333333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333333" loext:opacity="100%" style:font-name="JetBrains Mono" fo:font-size="11pt" fo:letter-spacing="normal" fo:font-style="normal" fo:font-weight="bold" fo:background-color="transparent" loext:char-shading-value="0" style:font-size-asian="11pt" style:font-size-complex="11pt" loext:padding="0cm" loext:border="none"/>
    </style:style>
    <style:style style:name="T27" style:family="text">
      <style:text-properties fo:font-variant="normal" fo:text-transform="none" fo:color="#333333" loext:opacity="100%" style:font-name="JetBrains Mono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28" style:family="text">
      <style:text-properties fo:font-variant="normal" fo:text-transform="none" fo:color="#333333" loext:opacity="100%" style:font-name="JetBrains Mono" fo:font-size="11pt" fo:letter-spacing="normal" fo:background-color="transparent" loext:char-shading-value="0" style:font-size-asian="11pt" style:font-size-complex="11pt" loext:padding="0cm" loext:border="none"/>
    </style:style>
    <style:style style:name="T29" style:family="text">
      <style:text-properties fo:font-variant="normal" fo:text-transform="none" fo:color="#999988" loext:opacity="100%" style:font-name="Google Sans Mono" fo:font-size="9.75pt" fo:letter-spacing="normal" fo:font-style="italic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999988" loext:opacity="100%" fo:font-size="9.75pt" fo:letter-spacing="normal" fo:font-style="italic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999988" loext:opacity="100%" style:font-name="JetBrains Mono" fo:font-size="9.75pt" fo:letter-spacing="normal" fo:font-style="italic" fo:font-weight="normal" fo:background-color="transparent" loext:char-shading-value="0" loext:padding="0cm" loext:border="none"/>
    </style:style>
    <style:style style:name="T32" style:family="text">
      <style:text-properties fo:font-variant="normal" fo:text-transform="none" fo:color="#999988" loext:opacity="100%" style:font-name="JetBrains Mono" fo:letter-spacing="normal" fo:font-style="italic" fo:font-weight="normal" fo:background-color="transparent" loext:char-shading-value="0" loext:padding="0cm" loext:border="none"/>
    </style:style>
    <style:style style:name="T33" style:family="text">
      <style:text-properties fo:font-variant="normal" fo:text-transform="none" fo:color="#999988" loext:opacity="100%" style:font-name="JetBrains Mono" fo:font-size="11pt" fo:letter-spacing="normal" fo:font-style="italic" fo:font-weight="normal" fo:background-color="transparent" loext:char-shading-value="0" style:font-size-asian="11pt" style:font-size-complex="11pt" loext:padding="0cm" loext:border="none"/>
    </style:style>
    <style:style style:name="T34" style:family="text">
      <style:text-properties fo:font-variant="normal" fo:text-transform="none" fo:color="#999988" loext:opacity="100%" fo:font-size="11pt" fo:letter-spacing="normal" fo:font-style="italic" fo:font-weight="normal" fo:background-color="transparent" loext:char-shading-value="0" style:font-size-asian="11pt" style:font-size-complex="11pt" loext:padding="0cm" loext:border="none"/>
    </style:style>
    <style:style style:name="T35" style:family="text">
      <style:text-properties fo:font-variant="normal" fo:text-transform="none" fo:color="#0086b3" loext:opacity="100%" style:font-name="Google Sans Mono" fo:font-size="9.75pt" fo:letter-spacing="normal" fo:font-style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fo:color="#0086b3" loext:opacity="100%" fo:font-size="9.75pt" fo:letter-spacing="normal" fo:font-style="normal" fo:font-weight="normal" fo:background-color="transparent" loext:char-shading-value="0" loext:padding="0cm" loext:border="none"/>
    </style:style>
    <style:style style:name="T37" style:family="text">
      <style:text-properties fo:font-variant="normal" fo:text-transform="none" fo:color="#0086b3" loext:opacity="100%" style:font-name="JetBrains Mono" fo:font-size="9.75pt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0086b3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0086b3" loext:opacity="100%" style:font-name="JetBrains Mono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40" style:family="text">
      <style:text-properties fo:font-variant="normal" fo:text-transform="none" fo:color="#0086b3" loext:opacity="100%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41" style:family="text">
      <style:text-properties fo:font-variant="normal" fo:text-transform="none" fo:color="#008080" loext:opacity="100%" style:font-name="Google Sans Mono" fo:font-size="9.7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008080" loext:opacity="100%" fo:font-size="9.7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8080" loext:opacity="100%" style:font-name="JetBrains Mono" fo:font-size="9.7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font-variant="normal" fo:text-transform="none" fo:color="#008080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45" style:family="text">
      <style:text-properties fo:font-variant="normal" fo:text-transform="none" fo:color="#008080" loext:opacity="100%" style:font-name="JetBrains Mono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46" style:family="text">
      <style:text-properties fo:font-variant="normal" fo:text-transform="none" fo:color="#008080" loext:opacity="100%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47" style:family="text">
      <style:text-properties fo:font-variant="normal" fo:text-transform="none" fo:color="#dd1144" loext:opacity="100%" style:font-name="Google Sans Mono" fo:font-size="9.75pt" fo:letter-spacing="normal" fo:font-style="normal" fo:font-weight="normal" fo:background-color="transparent" loext:char-shading-value="0" loext:padding="0cm" loext:border="none"/>
    </style:style>
    <style:style style:name="T48" style:family="text">
      <style:text-properties fo:font-variant="normal" fo:text-transform="none" fo:color="#dd1144" loext:opacity="100%" fo:font-size="9.75pt" fo:letter-spacing="normal" fo:font-style="normal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dd1144" loext:opacity="100%" style:font-name="JetBrains Mono" fo:font-size="9.75pt" fo:letter-spacing="normal" fo:font-style="normal" fo:font-weight="normal" fo:background-color="transparent" loext:char-shading-value="0" loext:padding="0cm" loext:border="none"/>
    </style:style>
    <style:style style:name="T50" style:family="text">
      <style:text-properties fo:font-variant="normal" fo:text-transform="none" fo:color="#dd1144" loext:opacity="100%" style:font-name="JetBrains Mono" fo:letter-spacing="normal" fo:font-style="normal" fo:font-weight="normal" fo:background-color="transparent" loext:char-shading-value="0" loext:padding="0cm" loext:border="none"/>
    </style:style>
    <style:style style:name="T51" style:family="text">
      <style:text-properties fo:font-variant="normal" fo:text-transform="none" fo:color="#dd1144" loext:opacity="100%" style:font-name="JetBrains Mono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52" style:family="text">
      <style:text-properties fo:font-variant="normal" fo:text-transform="none" fo:color="#dd1144" loext:opacity="100%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53" style:family="text">
      <style:text-properties style:font-name="JetBrains Mono1" fo:font-size="11pt" fo:font-style="normal" style:font-size-asian="11pt" style:font-style-asian="normal"/>
    </style:style>
    <style:style style:name="T54" style:family="text">
      <style:text-properties fo:color="#1976d2" loext:opacity="100%" style:font-name="JetBrains Mono1" fo:font-size="11pt" fo:font-style="normal" style:font-size-asian="11pt" style:font-style-asian="normal"/>
    </style:style>
    <style:style style:name="T55" style:family="text">
      <style:text-properties fo:color="#1976d2" loext:opacity="100%" fo:font-size="11pt" fo:font-style="normal" style:font-size-asian="11pt" style:font-style-asian="normal"/>
    </style:style>
    <style:style style:name="T56" style:family="text">
      <style:text-properties fo:color="#1976d2" loext:opacity="100%" style:font-name="JetBrains Mono" fo:font-size="11pt" fo:font-style="normal" style:font-size-asian="11pt" style:font-style-asian="normal"/>
    </style:style>
    <style:style style:name="T57" style:family="text">
      <style:text-properties fo:color="#569cd6" loext:opacity="100%" style:font-name="JetBrains Mono1" fo:font-size="11pt" fo:font-style="normal" fo:background-color="#1e1e1e" loext:char-shading-value="0" style:font-size-asian="11pt" style:font-style-asian="normal"/>
    </style:style>
    <style:style style:name="T58" style:family="text">
      <style:text-properties fo:color="#569cd6" loext:opacity="100%" style:font-name="JetBrains Mono1" fo:font-size="11pt" fo:font-style="normal" officeooo:rsid="000ffd8b" fo:background-color="#1e1e1e" loext:char-shading-value="0" style:font-size-asian="11pt" style:font-style-asian="normal" style:font-weight-asian="normal" style:font-weight-complex="normal"/>
    </style:style>
    <style:style style:name="T59" style:family="text">
      <style:text-properties fo:color="#569cd6" loext:opacity="100%" style:font-name="JetBrains Mono1" fo:font-style="normal" officeooo:rsid="000ffd8b" fo:background-color="#1e1e1e" loext:char-shading-value="0" style:font-style-asian="normal" style:font-weight-asian="normal" style:font-weight-complex="normal"/>
    </style:style>
    <style:style style:name="T60" style:family="text">
      <style:text-properties fo:color="#569cd6" loext:opacity="100%" fo:font-style="normal" officeooo:rsid="000ffd8b" fo:background-color="#1e1e1e" loext:char-shading-value="0" style:font-style-asian="normal" style:font-weight-asian="normal" style:font-weight-complex="normal"/>
    </style:style>
    <style:style style:name="T61" style:family="text">
      <style:text-properties fo:color="#569cd6" loext:opacity="100%" fo:font-size="11pt" fo:font-style="normal" fo:background-color="#1e1e1e" loext:char-shading-value="0" style:font-size-asian="11pt" style:font-style-asian="normal"/>
    </style:style>
    <style:style style:name="T62" style:family="text">
      <style:text-properties fo:color="#d4d4d4" loext:opacity="100%" style:font-name="JetBrains Mono1" fo:font-size="11pt" fo:font-style="normal" fo:background-color="#1e1e1e" loext:char-shading-value="0" style:font-size-asian="11pt" style:font-style-asian="normal"/>
    </style:style>
    <style:style style:name="T63" style:family="text">
      <style:text-properties fo:color="#d4d4d4" loext:opacity="100%" style:font-name="JetBrains Mono1" fo:font-size="11pt" fo:font-style="normal" officeooo:rsid="000ffd8b" fo:background-color="#1e1e1e" loext:char-shading-value="0" style:font-size-asian="11pt" style:font-style-asian="normal" style:font-weight-asian="normal" style:font-weight-complex="normal"/>
    </style:style>
    <style:style style:name="T64" style:family="text">
      <style:text-properties fo:color="#d4d4d4" loext:opacity="100%" style:font-name="JetBrains Mono1" fo:font-style="normal" officeooo:rsid="000ffd8b" fo:background-color="#1e1e1e" loext:char-shading-value="0" style:font-style-asian="normal" style:font-weight-asian="normal" style:font-weight-complex="normal"/>
    </style:style>
    <style:style style:name="T65" style:family="text">
      <style:text-properties fo:color="#d4d4d4" loext:opacity="100%" fo:font-style="normal" officeooo:rsid="000ffd8b" fo:background-color="#1e1e1e" loext:char-shading-value="0" style:font-style-asian="normal" style:font-weight-asian="normal" style:font-weight-complex="normal"/>
    </style:style>
    <style:style style:name="T66" style:family="text">
      <style:text-properties fo:color="#d4d4d4" loext:opacity="100%" fo:font-size="11pt" fo:font-style="normal" fo:background-color="#1e1e1e" loext:char-shading-value="0" style:font-size-asian="11pt" style:font-style-asian="normal"/>
    </style:style>
    <style:style style:name="T67" style:family="text">
      <style:text-properties fo:color="#ce9178" loext:opacity="100%" style:font-name="JetBrains Mono1" fo:font-size="11pt" fo:font-style="normal" fo:background-color="#1e1e1e" loext:char-shading-value="0" style:font-size-asian="11pt" style:font-style-asian="normal"/>
    </style:style>
    <style:style style:name="T68" style:family="text">
      <style:text-properties fo:color="#ce9178" loext:opacity="100%" style:font-name="JetBrains Mono1" fo:font-size="11pt" fo:font-style="normal" officeooo:rsid="000ffd8b" fo:background-color="#1e1e1e" loext:char-shading-value="0" style:font-size-asian="11pt" style:font-style-asian="normal" style:font-weight-asian="normal" style:font-weight-complex="normal"/>
    </style:style>
    <style:style style:name="T69" style:family="text">
      <style:text-properties fo:color="#ce9178" loext:opacity="100%" style:font-name="JetBrains Mono1" fo:font-style="normal" officeooo:rsid="000ffd8b" fo:background-color="#1e1e1e" loext:char-shading-value="0" style:font-style-asian="normal" style:font-weight-asian="normal" style:font-weight-complex="normal"/>
    </style:style>
    <style:style style:name="T70" style:family="text">
      <style:text-properties fo:color="#ce9178" loext:opacity="100%" fo:font-style="normal" officeooo:rsid="000ffd8b" fo:background-color="#1e1e1e" loext:char-shading-value="0" style:font-style-asian="normal" style:font-weight-asian="normal" style:font-weight-complex="normal"/>
    </style:style>
    <style:style style:name="T71" style:family="text">
      <style:text-properties fo:color="#ce9178" loext:opacity="100%" fo:font-size="11pt" fo:font-style="normal" fo:background-color="#1e1e1e" loext:char-shading-value="0" style:font-size-asian="11pt" style:font-style-asian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eguaje Dart</text:p>
      <text:p text:style-name="P14">Dart es un lenguaje de programación de código abierto, desarrollado por Google. Fue revelado en la conferencia goto; en Aarhus, Dinamarca el 10 de octubre de 2011.</text:p>
      <text:p text:style-name="P14"/>
      <text:list xml:id="list437063192" text:style-name="L1">
        <text:list-item>
          <text:p text:style-name="P18"><text:span text:style-name="T7">Faker</text:span></text:p>
        </text:list-item>
      </text:list>
      <text:p text:style-name="P16"><text:span text:style-name="T9">Dependencia: </text:span><text:span text:style-name="T60">faker</text:span><text:span text:style-name="T65">: </text:span><text:span text:style-name="T70">^2.0.0</text:span></text:p>
      <text:p text:style-name="P15"><text:span text:style-name="T7">Se trata de una </text:span><text:span text:style-name="T8">dependencia</text:span><text:span text:style-name="T7"> que genera datos falsos y aleatorios. A continuación podemos ver algunos ejemplos:</text:span></text:p>
      <text:p text:style-name="P6"><text:span text:style-name="T10"/></text:p>
      <table:table table:name="Faker" table:style-name="Faker">
        <table:table-column table:style-name="Faker.A"/>
        <table:table-row>
          <table:table-cell table:style-name="Faker.A1" office:value-type="string">
            <text:p text:style-name="P11"><text:span text:style-name="T10">import 'package:faker/faker.dart';</text:span></text:p>
            <text:p text:style-name="P11"><text:span text:style-name="T10"/></text:p>
            <text:p text:style-name="P11"><text:span text:style-name="T10">main() {</text:span></text:p>
            <text:p text:style-name="P11"><text:span text:style-name="T10"><text:s text:c="2"/>var faker = new Faker();</text:span></text:p>
            <text:p text:style-name="P11"><text:span text:style-name="T10"/></text:p>
            <text:p text:style-name="P11"><text:span text:style-name="T10"><text:s text:c="2"/>// </text:span><text:span text:style-name="T11">Correo electrónico aleatorio</text:span></text:p>
            <text:p text:style-name="P11"><text:span text:style-name="T10"><text:s text:c="2"/>faker.internet.email();</text:span></text:p>
            <text:p text:style-name="P11"><text:span text:style-name="T10"/></text:p>
            <text:p text:style-name="P11"><text:span text:style-name="T10"><text:s text:c="2"/>// </text:span><text:span text:style-name="T11">Dirección ipv6 aleatoria</text:span></text:p>
            <text:p text:style-name="P11"><text:span text:style-name="T10"><text:s text:c="2"/>faker.internet.ipv6Address();</text:span></text:p>
            <text:p text:style-name="P11"><text:span text:style-name="T10"/></text:p>
            <text:p text:style-name="P11"><text:span text:style-name="T10"><text:s text:c="2"/>// </text:span><text:span text:style-name="T11">Nombre de usuario de internet aleatorio</text:span></text:p>
            <text:p text:style-name="P11"><text:span text:style-name="T10"><text:s text:c="2"/>faker.internet.userName();</text:span></text:p>
            <text:p text:style-name="P11"><text:span text:style-name="T10"/></text:p>
            <text:p text:style-name="P11"><text:span text:style-name="T10"><text:s text:c="2"/>// </text:span><text:span text:style-name="T11">Nombre</text:span></text:p>
            <text:p text:style-name="P11"><text:span text:style-name="T10"><text:s text:c="2"/>faker.person.name();</text:span></text:p>
            <text:p text:style-name="P11"><text:span text:style-name="T10"/></text:p>
            <text:p text:style-name="P11"><text:span text:style-name="T10"><text:s text:c="2"/>//</text:span><text:span text:style-name="T11">Mrs.</text:span></text:p>
            <text:p text:style-name="P11"><text:span text:style-name="T10"><text:s text:c="2"/>faker.person.prefix();</text:span></text:p>
            <text:p text:style-name="P11"><text:span text:style-name="T10"/></text:p>
            <text:p text:style-name="P11"><text:span text:style-name="T10"><text:s text:c="2"/>//</text:span><text:span text:style-name="T11">Sr.</text:span></text:p>
            <text:p text:style-name="P11"><text:span text:style-name="T10"><text:s text:c="2"/>faker.person.suffix();</text:span></text:p>
            <text:p text:style-name="P11"><text:span text:style-name="T10"><text:s text:c="2"/></text:span></text:p>
            <text:p text:style-name="P11"><text:span text:style-name="T10"><text:s text:c="2"/>// </text:span><text:span text:style-name="T11">Frase</text:span></text:p>
            <text:p text:style-name="P11"><text:span text:style-name="T10"><text:s text:c="2"/>faker.lorem.sentence();</text:span></text:p>
            <text:p text:style-name="P11"><text:span text:style-name="T10"/></text:p>
            <text:p text:style-name="P11"><text:span text:style-name="T10"><text:s text:c="2"/>//</text:span><text:span text:style-name="T11"> Localización</text:span></text:p>
            <text:p text:style-name="P11"><text:span text:style-name="T10"><text:s text:c="2"/></text:span><text:span text:style-name="T11">faker.geo.longitude();</text:span></text:p>
            <text:p text:style-name="P11"><text:span text:style-name="T11"><text:s text:c="2"/>faker.geo.latitude();</text:span></text:p>
            <text:p text:style-name="P11"><text:span text:style-name="T11"/></text:p>
            <text:p text:style-name="P11"><text:span text:style-name="T11"><text:s text:c="2"/>// URL de imagen aleatoria</text:span></text:p>
            <text:p text:style-name="P11"><text:span text:style-name="T11"><text:s text:c="2"/>faker.image.image();</text:span></text:p>
            <text:p text:style-name="P11"><text:span text:style-name="T11"/></text:p>
            <text:p text:style-name="P11"><text:span text:style-name="T11"><text:s text:c="2"/>//Fecha aleatoria</text:span></text:p>
            <text:p text:style-name="P11"><text:span text:style-name="T11"><text:s text:c="2"/>faker.date.dateTime();</text:span></text:p>
            <text:p text:style-name="P11"><text:span text:style-name="T11"/></text:p>
            <text:p text:style-name="P11"><text:span text:style-name="T11"><text:s text:c="2"/>//Números enteros</text:span></text:p>
            <text:p text:style-name="P11"><text:span text:style-name="T11"><text:s text:c="2"/>faker.randomGenerator.integer(50000);</text:span></text:p>
            <text:p text:style-name="P11"><text:span text:style-name="T10">}</text:span></text:p>
          </table:table-cell>
        </table:table-row>
      </table:table>
      <text:p text:style-name="P6"><text:span text:style-name="T10"/></text:p>
      <text:p text:style-name="P12"><text:span text:style-name="T10">Estos son algunos de los tipos de datos que se pueden generar con esta librería. Como podemos ver, es muy fácil de usar y muy versátil. Para más información podemos consultar la siguiente página.</text:span></text:p>
      <text:p text:style-name="P4"><text:a xlink:type="simple" xlink:href="https://pub.dev/packages/faker" text:style-name="Internet_20_link" text:visited-style-name="Visited_20_Internet_20_Link"><text:span text:style-name="T56">https://pub.dev/packages/faker</text:span></text:a></text:p>
      <text:p text:style-name="P6"><text:span text:style-name="T55"/></text:p>
      <text:list xml:id="list182605877952336" text:continue-numbering="true" text:style-name="L1">
        <text:list-item>
          <text:p text:style-name="P17"><text:soft-page-break/><text:span text:style-name="T7">Timeago</text:span></text:p>
        </text:list-item>
      </text:list>
      <text:p text:style-name="P13"><text:span text:style-name="T12">Dependencia: </text:span><text:span text:style-name="T61">timeago</text:span><text:span text:style-name="T66">: </text:span><text:span text:style-name="T71">^3.6.0</text:span></text:p>
      <text:p text:style-name="P7"><text:span text:style-name="T10"/></text:p>
      <text:p text:style-name="P9"><text:span text:style-name="T10">Se trata de una dependencia que convierte una fecha en un texto compresible para el usuario. En lugar de mostrar una fecha con el formato 2024-12-12 18:30 esta dependencia puede mostrarla algo como “now”, “an hour ago”, etc.</text:span></text:p>
      <text:p text:style-name="P10"><text:span text:style-name="T10"/></text:p>
      <text:p text:style-name="P8"><text:span text:style-name="T10">A contaminación podemos ver un ejemplo de como se usa.</text:span></text:p>
      <table:table table:name="Timeago" table:style-name="Timeago">
        <table:table-column table:style-name="Timeago.A"/>
        <table:table-row>
          <table:table-cell table:style-name="Timeago.A1" office:value-type="string">
            <text:p text:style-name="P2"><text:span text:style-name="Source_20_Text"><text:span text:style-name="T26">import</text:span></text:span><text:span text:style-name="Source_20_Text"><text:span text:style-name="T27"> </text:span></text:span><text:span text:style-name="Source_20_Text"><text:span text:style-name="T51">'package:timeago/timeago.dart'</text:span></text:span><text:span text:style-name="Source_20_Text"><text:span text:style-name="T27"> </text:span></text:span><text:span text:style-name="Source_20_Text"><text:span text:style-name="T26">as</text:span></text:span><text:span text:style-name="Source_20_Text"><text:span text:style-name="T27"> timeago;</text:span></text:span></text:p>
            <text:p text:style-name="P3"/>
            <text:p text:style-name="P1"><text:span text:style-name="Source_20_Text"><text:span text:style-name="T27">main() {</text:span></text:span></text:p>
            <text:p text:style-name="P1"><text:span text:style-name="Source_20_Text"><text:span text:style-name="T28"><text:s text:c="4"/></text:span></text:span><text:span text:style-name="Source_20_Text"><text:span text:style-name="T26">final</text:span></text:span><text:span text:style-name="Source_20_Text"><text:span text:style-name="T27"> fifteenAgo = </text:span></text:span><text:span text:style-name="Source_20_Text"><text:span text:style-name="T39">DateTime</text:span></text:span><text:span text:style-name="Source_20_Text"><text:span text:style-name="T27">.now().subtract(</text:span></text:span><text:span text:style-name="Source_20_Text"><text:span text:style-name="T39">Duration</text:span></text:span><text:span text:style-name="Source_20_Text"><text:span text:style-name="T27">(minutes: </text:span></text:span><text:span text:style-name="Source_20_Text"><text:span text:style-name="T45">15</text:span></text:span><text:span text:style-name="Source_20_Text"><text:span text:style-name="T27">));</text:span></text:span></text:p>
            <text:p text:style-name="P3"/>
            <text:p text:style-name="P1"><text:span text:style-name="Source_20_Text"><text:span text:style-name="T28"><text:s text:c="4"/></text:span></text:span><text:span text:style-name="Source_20_Text"><text:span text:style-name="T39">print</text:span></text:span><text:span text:style-name="Source_20_Text"><text:span text:style-name="T27">(timeago.format(fifteenAgo)); </text:span></text:span><text:span text:style-name="Source_20_Text"><text:span text:style-name="T33">// 15 minutes ago</text:span></text:span></text:p>
            <text:p text:style-name="P1"><text:span text:style-name="Source_20_Text"><text:span text:style-name="T28"><text:s text:c="4"/></text:span></text:span><text:span text:style-name="Source_20_Text"><text:span text:style-name="T39">print</text:span></text:span><text:span text:style-name="Source_20_Text"><text:span text:style-name="T27">(timeago.format(fifteenAgo, locale: </text:span></text:span><text:span text:style-name="Source_20_Text"><text:span text:style-name="T51">'en_short'</text:span></text:span><text:span text:style-name="Source_20_Text"><text:span text:style-name="T27">)); </text:span></text:span><text:span text:style-name="Source_20_Text"><text:span text:style-name="T33">// 15m</text:span></text:span></text:p>
            <text:p text:style-name="P1"><text:span text:style-name="Source_20_Text"><text:span text:style-name="T28"><text:s text:c="4"/></text:span></text:span><text:span text:style-name="Source_20_Text"><text:span text:style-name="T39">print</text:span></text:span><text:span text:style-name="Source_20_Text"><text:span text:style-name="T27">(timeago.format(fifteenAgo, locale: </text:span></text:span><text:span text:style-name="Source_20_Text"><text:span text:style-name="T51">'es'</text:span></text:span><text:span text:style-name="Source_20_Text"><text:span text:style-name="T27">)); </text:span></text:span><text:span text:style-name="Source_20_Text"><text:span text:style-name="T33">// hace 15 minutos</text:span></text:span></text:p>
            <text:p text:style-name="P1"><text:span text:style-name="Source_20_Text"><text:span text:style-name="T27">}</text:span></text:span></text:p>
          </table:table-cell>
        </table:table-row>
      </table:table>
      <text:p text:style-name="P10"><text:span text:style-name="T10"/></text:p>
      <text:p text:style-name="P8"><text:span text:style-name="T10">Para más dudas consultar la siguiente página de la documentación oficial.</text:span></text:p>
      <text:p text:style-name="P5"><text:a xlink:type="simple" xlink:href="https://pub.dev/packages/timeago" text:style-name="Internet_20_link" text:visited-style-name="Visited_20_Internet_20_Link"><text:span text:style-name="T56">https://pub.dev/packages/timeago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HK" svg:font-family="'AR PL UKai HK'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Mono" svg:font-family="'Google Sans Mono', 'Roboto Mono', 'Source Code Pro', Menlo, 'Bitstream Vera Sans Mono', 'DejaVu Sans Mono', Monaco, Consolas, monospac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2:20:39.540329070</meta:creation-date>
    <dc:date>2023-12-05T15:46:30.981898404</dc:date>
    <meta:editing-duration>PT12M9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48" meta:word-count="234" meta:character-count="1888" meta:non-whitespace-character-count="1637"/>
  </office:meta>
</office:document-meta>
</file>